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83c" officeooo:paragraph-rsid="00177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a 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3:51:00.865643920</meta:creation-date>
    <dc:date>2019-08-24T13:51:20.206231519</dc:date>
    <meta:editing-duration>PT20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6.0.7.3$Linux_X86_64 LibreOffice_project/00m0$Build-3</meta:generator>
  </office:meta>
</office:document-meta>
</file>